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3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34e2e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34e2e"/>
    </style:style>
    <style:style style:name="T2" style:family="text">
      <style:text-properties officeooo:rsid="001353e6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ba2121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4</text:span></text:p>
      <text:h text:style-name="P2" text:outline-level="1">Question</text:h>
      <text:p text:style-name="P3"><text:span text:style-name="T1">If </text:span><draw:frame draw:style-name="fr1" draw:name="Object1" text:anchor-type="as-char" svg:y="-0.1728in" svg:width="0.8902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1">and </text:span><text:span text:style-name="T1"><draw:frame draw:style-name="fr1" draw:name="Object2" text:anchor-type="as-char" svg:y="-0.1752in" svg:width="1.278in" svg:height="0.21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, <text:span text:style-name="T1">then find </text:span><text:span text:style-name="T2">grad(f), div(F) and curl(F)</text:span></text:p>
      <text:h text:style-name="P2" text:outline-level="1" text:is-list-header="true">Code</text:h>
      <text:p text:style-name="P4"><text:span text:style-name="T3"><text:s/>1 <text:s/></text:span><text:span text:style-name="T4">syms</text:span><text:span text:style-name="T5"> </text:span><text:span text:style-name="T6">x</text:span><text:span text:style-name="T5"> </text:span><text:span text:style-name="T6">y</text:span><text:span text:style-name="T5"> </text:span><text:span text:style-name="T6">z</text:span><text:span text:style-name="T4">;</text:span></text:p>
      <text:p text:style-name="P4"><text:span text:style-name="T3"><text:s/>2 <text:s/></text:span><text:span text:style-name="T4">f</text:span><text:span text:style-name="T5"> </text:span><text:span text:style-name="T4">=</text:span><text:span text:style-name="T5"> </text:span><text:span text:style-name="T4">x</text:span><text:span text:style-name="T7">.^2</text:span><text:span text:style-name="T5"> </text:span><text:span text:style-name="T7">+</text:span><text:span text:style-name="T5"> </text:span><text:span text:style-name="T4">y</text:span><text:span text:style-name="T7">.^2</text:span><text:span text:style-name="T5"> </text:span><text:span text:style-name="T7">+</text:span><text:span text:style-name="T5"> </text:span><text:span text:style-name="T4">z</text:span><text:span text:style-name="T7">.^2</text:span><text:span text:style-name="T4">;</text:span></text:p>
      <text:p text:style-name="P4"><text:span text:style-name="T3"><text:s/>3 <text:s/></text:span><text:span text:style-name="T4">F</text:span><text:span text:style-name="T5"> </text:span><text:span text:style-name="T4">=</text:span><text:span text:style-name="T5"> </text:span><text:span text:style-name="T4">[x</text:span><text:span text:style-name="T7">*</text:span><text:span text:style-name="T4">y,</text:span><text:span text:style-name="T5"> </text:span><text:span text:style-name="T4">y</text:span><text:span text:style-name="T7">*</text:span><text:span text:style-name="T4">z,</text:span><text:span text:style-name="T5"> </text:span><text:span text:style-name="T4">z</text:span><text:span text:style-name="T7">*</text:span><text:span text:style-name="T4">x];</text:span></text:p>
      <text:p text:style-name="P4"><text:span text:style-name="T3"><text:s/>4 <text:s/></text:span><text:span text:style-name="T8">disp</text:span><text:span text:style-name="T4">(</text:span><text:span text:style-name="T6">'Scalar Function f = '</text:span><text:span text:style-name="T4">);</text:span></text:p>
      <text:p text:style-name="P4"><text:span text:style-name="T3"><text:s/>5 <text:s/></text:span><text:span text:style-name="T8">disp</text:span><text:span text:style-name="T4">(f);</text:span></text:p>
      <text:p text:style-name="P4"><text:span text:style-name="T3"><text:s/>6 <text:s/></text:span><text:span text:style-name="T8">disp</text:span><text:span text:style-name="T4">(</text:span><text:span text:style-name="T6">'Vector Function F = '</text:span><text:span text:style-name="T4">);</text:span></text:p>
      <text:p text:style-name="P4"><text:span text:style-name="T3"><text:s/>7 <text:s/></text:span><text:span text:style-name="T8">disp</text:span><text:span text:style-name="T4">(F);</text:span></text:p>
      <text:p text:style-name="P4"><text:span text:style-name="T3"><text:s/>8 <text:s/></text:span><text:span text:style-name="T4">grad_f</text:span><text:span text:style-name="T5"> </text:span><text:span text:style-name="T4">=</text:span><text:span text:style-name="T5"> </text:span><text:span text:style-name="T8">gradient</text:span><text:span text:style-name="T4">(f,[x,y,z]);</text:span></text:p>
      <text:p text:style-name="P4"><text:span text:style-name="T3"><text:s/>9 <text:s/></text:span><text:span text:style-name="T8">disp</text:span><text:span text:style-name="T4">(</text:span><text:span text:style-name="T6">'grad(f) at (x,y,z) = '</text:span><text:span text:style-name="T4">);</text:span></text:p>
      <text:p text:style-name="P4"><text:span text:style-name="T3">10 <text:s/></text:span><text:span text:style-name="T8">disp</text:span><text:span text:style-name="T4">(grad_f);</text:span></text:p>
      <text:p text:style-name="P4"><text:span text:style-name="T3">11 <text:s/></text:span><text:span text:style-name="T4">div_F</text:span><text:span text:style-name="T5"> </text:span><text:span text:style-name="T4">=</text:span><text:span text:style-name="T5"> </text:span><text:span text:style-name="T8">divergence</text:span><text:span text:style-name="T4">(F,[x,y,z]);</text:span></text:p>
      <text:p text:style-name="P4"><text:span text:style-name="T3">12 <text:s/></text:span><text:span text:style-name="T8">disp</text:span><text:span text:style-name="T4">(</text:span><text:span text:style-name="T6">'div(F) at (x,y,z) = '</text:span><text:span text:style-name="T4">);</text:span></text:p>
      <text:p text:style-name="P4"><text:span text:style-name="T3">13 <text:s/></text:span><text:span text:style-name="T8">disp</text:span><text:span text:style-name="T4">(div_F);</text:span></text:p>
      <text:p text:style-name="P4"><text:span text:style-name="T3">14 <text:s/></text:span><text:span text:style-name="T4">curl_F</text:span><text:span text:style-name="T5"> </text:span><text:span text:style-name="T4">=</text:span><text:span text:style-name="T5"> </text:span><text:span text:style-name="T8">curl</text:span><text:span text:style-name="T4">(F,[x,y,z]);</text:span></text:p>
      <text:p text:style-name="P4"><text:span text:style-name="T3">15 <text:s/></text:span><text:span text:style-name="T8">disp</text:span><text:span text:style-name="T4">(</text:span><text:span text:style-name="T6">'curl(F) at (x,y,z) = '</text:span><text:span text:style-name="T4">)</text:span></text:p>
      <text:p text:style-name="P4"><text:span text:style-name="T3">16 <text:s/></text:span><text:span text:style-name="T8">disp</text:span><text:span text:style-name="T4">(curl_F);</text:span></text:p>
      <text:h text:style-name="P5" text:outline-level="1">Output</text:h>
      <text:p text:style-name="P6">&gt;&gt; Assignment_4</text:p>
      <text:p text:style-name="P6">Scalar Function f = </text:p>
      <text:p text:style-name="P6">x^2 + y^2 + z^2</text:p>
      <text:p text:style-name="P6"><text:s/></text:p>
      <text:p text:style-name="P6">Vector Function F = </text:p>
      <text:p text:style-name="P6">[x*y, y*z, x*z]</text:p>
      <text:p text:style-name="P6"><text:s/></text:p>
      <text:p text:style-name="P6">grad(f) at (x,y,z) = </text:p>
      <text:p text:style-name="P6">2*x</text:p>
      <text:p text:style-name="P6">2*y</text:p>
      <text:p text:style-name="P6">2*z</text:p>
      <text:p text:style-name="P6"><text:s/></text:p>
      <text:p text:style-name="P6">div(F) at (x,y,z) = </text:p>
      <text:p text:style-name="P6">x + y + z</text:p>
      <text:p text:style-name="P6"><text:s/></text:p>
      <text:p text:style-name="P6"><text:soft-page-break/>curl(F) at (x,y,z) = </text:p>
      <text:p text:style-name="P6">-y</text:p>
      <text:p text:style-name="P6">-z</text:p>
      <text:p text:style-name="P6">-x</text:p>
      <text:p text:style-name="P6"><text:s/></text:p>
      <text:p text:style-name="P6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4f9f5"/>
    </style:style>
    <style:style style:name="MT3" style:family="text">
      <style:text-properties style:font-name="FiraCode Nerd Font Mono" officeooo:rsid="0006d1ab"/>
    </style:style>
    <style:style style:name="MT4" style:family="text">
      <style:text-properties style:font-name="FiraCode Nerd Font Mono" officeooo:rsid="001520e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4">24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5:24.480494808</dc:date>
    <meta:editing-duration>PT35M14S</meta:editing-duration>
    <meta:editing-cycles>12</meta:editing-cycles>
    <meta:generator>LibreOffice/24.8.4.2$Linux_X86_64 LibreOffice_project/480$Build-2</meta:generator>
    <meta:print-date>2025-02-23T10:15:30.259953819</meta:print-date>
    <meta:printed-by>PDF files</meta:printed-by>
    <meta:document-statistic meta:table-count="0" meta:image-count="0" meta:object-count="2" meta:page-count="2" meta:paragraph-count="45" meta:word-count="136" meta:character-count="720" meta:non-whitespace-character-count="587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sup>
          <mi>x</mi>
          <mn>2</mn>
        </msup>
        <mo stretchy="false">+</mo>
        <msup>
          <mi>y</mi>
          <mn>2</mn>
        </msup>
        <mo stretchy="false">+</mo>
        <msup>
          <mi>z</mi>
          <mn>2</mn>
        </msup>
      </mrow>
    </mrow>
    <annotation encoding="StarMath 5.0">f = x^2 + y^2 + z^2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i mathvariant="italic">xy</mi>
      </mrow>
      <mrow>
        <mover accent="true">
          <mi>i</mi>
          <mo stretchy="false">^</mo>
        </mover>
        <mo stretchy="false">+</mo>
        <mi mathvariant="italic">yz</mi>
      </mrow>
      <mrow>
        <mover accent="true">
          <mi>j</mi>
          <mo stretchy="false">^</mo>
        </mover>
        <mo stretchy="false">+</mo>
        <mi mathvariant="italic">zx</mi>
      </mrow>
      <mover accent="true">
        <mi>k</mi>
        <mo stretchy="false">^</mo>
      </mover>
    </mrow>
    <annotation encoding="StarMath 5.0">F = xy hat i + yz hat j + zx hat k</annotation>
  </semantics>
</math>
</file>